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" draw:gradient-step-count="0" draw:textarea-horizontal-align="justify" draw:textarea-vertical-align="middle" draw:auto-grow-height="false" fo:min-height="0.508cm" fo:min-width="0.25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276cm" fo:min-width="0cm" fo:padding-top="0.142cm" fo:padding-bottom="0.142cm" fo:padding-left="0.267cm" fo:padding-right="0.267cm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118cm" svg:x="0.241cm" svg:y="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51cm" svg:height="0.102cm" svg:x="0.777cm" svg:y="0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0.959931088596881) translate (1.069cm 0.52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2.18183609791811) translate (0.471cm 0.56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51cm" svg:height="0.56cm" draw:transform="rotate (-0.510159740357943) translate (0.983cm 0.68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2.00712863979348) translate (0.606cm 0.4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1.22173047639603) translate (0.941cm 0.42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dient" draw:style="linear" draw:start-color="#00ff00" draw:end-color="#00ff00" draw:start-intensity="100%" draw:end-intensity="7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7:46:31.293097961</dc:date>
    <meta:editing-duration>P1DT6H53M58S</meta:editing-duration>
    <meta:editing-cycles>65</meta:editing-cycles>
    <meta:generator>LibreOffice/6.3.3.2.0$Linux_X86_64 LibreOffice_project/30$Build-2</meta:generator>
    <meta:document-statistic meta:object-count="7"/>
  </office:meta>
</office:document-meta>
</file>